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9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cm" fo:min-width="0.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34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74cm" fo:min-width="0.446cm"/>
      <style:paragraph-properties style:writing-mode="lr-tb"/>
    </style:style>
    <style:style style:name="gr10" style:family="graphic" style:parent-style-name="standard">
      <style:graphic-properties draw:stroke="none" draw:fill="none" fo:min-height="0.67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cm" fo:min-width="0.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0.45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74cm" fo:min-width="0.62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7pt" style:font-size-asian="10pt" style:font-size-complex="10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1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AR PL SungtiL GB1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AR PL SungtiL GB1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.5pt" style:font-size-asian="13pt" style:font-size-complex="13pt"/>
    </style:style>
    <style:style style:name="T6" style:family="text">
      <style:text-properties fo:font-size="22pt" style:font-size-asian="28pt" style:font-size-complex="2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text-position="-33% 58%" fo:font-size="14pt" style:font-size-asian="14pt" style:font-size-complex="1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6.254cm" svg:y1="4.678cm" svg:x2="7.808cm" svg:y2="4.648cm" draw:end-shape="id1" draw:end-glue-point="3" svg:d="M6254 4678l1554-30" svg:viewBox="0 0 1555 31">
          <text:p/>
        </draw:connector>
        <draw:g xml:id="id2" draw:id="id2">
          <draw:line draw:style-name="gr2" draw:text-style-name="P1" draw:layer="layout" svg:x1="14.82cm" svg:y1="6.8cm" svg:x2="14.499cm" svg:y2="6.7cm">
            <text:p/>
          </draw:line>
          <draw:line draw:style-name="gr2" draw:text-style-name="P1" draw:layer="layout" svg:x1="15.141cm" svg:y1="6.512cm" svg:x2="14.5cm" svg:y2="6.701cm">
            <text:p/>
          </draw:line>
          <draw:line draw:style-name="gr2" draw:text-style-name="P1" draw:layer="layout" svg:x1="15.166cm" svg:y1="6.121cm" svg:x2="14.513cm" svg:y2="5.912cm">
            <text:p/>
          </draw:line>
          <draw:line draw:style-name="gr2" draw:text-style-name="P1" draw:layer="layout" svg:x1="15.157cm" svg:y1="6.521cm" svg:x2="14.504cm" svg:y2="6.312cm">
            <text:p/>
          </draw:line>
          <draw:line draw:style-name="gr2" draw:text-style-name="P1" draw:layer="layout" svg:x1="15.162cm" svg:y1="6.114cm" svg:x2="14.521cm" svg:y2="6.303cm">
            <text:p/>
          </draw:line>
          <draw:line draw:style-name="gr2" draw:text-style-name="P1" draw:layer="layout" svg:x1="15.15cm" svg:y1="5.718cm" svg:x2="14.509cm" svg:y2="5.907cm">
            <text:p/>
          </draw:line>
          <draw:line draw:style-name="gr2" draw:text-style-name="P1" draw:layer="layout" svg:x1="15.119cm" svg:y1="5.721cm" svg:x2="14.798cm" svg:y2="5.621cm">
            <text:p/>
          </draw:line>
        </draw:g>
        <draw:connector draw:style-name="gr3" draw:text-style-name="P1" draw:layer="layout" draw:type="line" svg:x1="15.301cm" svg:y1="3.963cm" svg:x2="15.335cm" svg:y2="3.963cm" svg:d="M15301 3963h34" svg:viewBox="0 0 35 1">
          <text:p/>
        </draw:connector>
        <draw:connector draw:style-name="gr3" draw:text-style-name="P1" draw:layer="layout" draw:type="line" svg:x1="14.832cm" svg:y1="5.621cm" svg:x2="14.832cm" svg:y2="5.621cm" draw:start-shape="id2" draw:end-shape="id2" svg:d="M14832 5621z" svg:viewBox="0 0 1 1">
          <text:p/>
        </draw:connector>
        <draw:connector draw:style-name="gr3" draw:text-style-name="P1" draw:layer="layout" draw:type="line" svg:x1="14.832cm" svg:y1="5.621cm" svg:x2="14.832cm" svg:y2="5.621cm" draw:start-shape="id2" draw:start-glue-point="0" draw:end-shape="id2" draw:end-glue-point="0" svg:d="M14832 5621z" svg:viewBox="0 0 1 1">
          <text:p/>
        </draw:connector>
        <draw:connector draw:style-name="gr3" draw:text-style-name="P1" xml:id="id7" draw:id="id7" draw:layer="layout" draw:type="line" svg:x1="14.832cm" svg:y1="5.621cm" svg:x2="14.832cm" svg:y2="5.621cm" draw:start-shape="id2" draw:end-shape="id2" svg:d="M14832 5621z" svg:viewBox="0 0 1 1">
          <text:p/>
        </draw:connector>
        <draw:connector draw:style-name="gr4" draw:text-style-name="P2" xml:id="id3" draw:id="id3" draw:layer="layout" svg:x1="6.18cm" svg:y1="7.874cm" svg:x2="11.863cm" svg:y2="7.89cm" svg:d="M6180 7874h2842v16h2841" svg:viewBox="0 0 5684 17">
          <text:p/>
        </draw:connector>
        <draw:frame draw:style-name="gr5" draw:text-style-name="P4" draw:layer="layout" svg:width="3.309cm" svg:height="0.924cm" svg:x="4.4cm" svg:y="5.6cm">
          <draw:text-box>
            <text:p text:style-name="P3"><text:span text:style-name="T1">V</text:span><text:span text:style-name="T2">from the gain stage</text:span></text:p>
          </draw:text-box>
        </draw:frame>
        <draw:connector draw:style-name="gr4" draw:text-style-name="P2" draw:layer="layout" svg:x1="11.863cm" svg:y1="7.89cm" svg:x2="15.866cm" svg:y2="7.876cm" draw:start-shape="id3" draw:start-glue-point="3" draw:end-shape="id4" draw:end-glue-point="6" svg:d="M11863 7890h2014v-14h1989" svg:viewBox="0 0 4004 15">
          <text:p/>
        </draw:connector>
        <draw:connector draw:style-name="gr4" draw:text-style-name="P2" draw:layer="layout" svg:x1="14.839cm" svg:y1="7.888cm" svg:x2="14.832cm" svg:y2="6.8cm" draw:end-shape="id2" draw:end-glue-point="2" svg:d="M14839 7888v-269h-7v-819" svg:viewBox="0 0 8 1089">
          <text:p/>
        </draw:connector>
        <draw:frame draw:style-name="gr6" draw:text-style-name="P5" draw:layer="layout" svg:width="1.467cm" svg:height="0.924cm" svg:x="11.366cm" svg:y="4.676cm">
          <draw:text-box>
            <text:p text:style-name="P3"><text:span text:style-name="T1">g</text:span><text:span text:style-name="T2">m</text:span><text:span text:style-name="T3">v</text:span><text:span text:style-name="T4">π</text:span></text:p>
          </draw:text-box>
        </draw:frame>
        <draw:frame draw:style-name="gr7" draw:text-style-name="P6" draw:layer="layout" svg:width="0.9cm" svg:height="2.1cm" draw:transform="rotate (1.56590940488931) translate (7.396cm 4.19cm)">
          <draw:text-box>
            <text:p><text:span text:style-name="T5">+</text:span></text:p>
            <text:p><text:span text:style-name="T6"/></text:p>
            <text:p><text:span text:style-name="T5">_</text:span></text:p>
          </draw:text-box>
        </draw:frame>
        <draw:frame draw:style-name="gr8" draw:text-style-name="P5" draw:layer="layout" svg:width="1.234cm" svg:height="0.924cm" svg:x="16.366cm" svg:y="5.5cm">
          <draw:text-box>
            <text:p><text:span text:style-name="T7">v</text:span><text:span text:style-name="T8">o</text:span></text:p>
          </draw:text-box>
        </draw:frame>
        <draw:frame draw:style-name="gr9" draw:text-style-name="P4" draw:layer="layout" svg:width="0.946cm" svg:height="0.924cm" svg:x="7.954cm" svg:y="4.876cm">
          <draw:text-box>
            <text:p text:style-name="P3"><text:span text:style-name="T3">r</text:span><text:span text:style-name="T4">π</text:span><text:span text:style-name="T2"> </text:span></text:p>
          </draw:text-box>
        </draw:frame>
        <draw:g xml:id="id1" draw:id="id1">
          <draw:line draw:style-name="gr2" draw:text-style-name="P1" draw:layer="layout" svg:x1="7.808cm" svg:y1="4.691cm" svg:x2="7.879cm" svg:y2="4.362cm">
            <text:p/>
          </draw:line>
          <draw:line draw:style-name="gr2" draw:text-style-name="P1" draw:layer="layout" svg:x1="8.129cm" svg:y1="4.983cm" svg:x2="7.878cm" svg:y2="4.363cm">
            <text:p/>
          </draw:line>
          <draw:line draw:style-name="gr2" draw:text-style-name="P1" draw:layer="layout" svg:x1="8.528cm" svg:y1="4.971cm" svg:x2="8.679cm" svg:y2="4.301cm">
            <text:p/>
          </draw:line>
          <draw:line draw:style-name="gr2" draw:text-style-name="P1" draw:layer="layout" svg:x1="8.122cm" svg:y1="5cm" svg:x2="8.273cm" svg:y2="4.33cm">
            <text:p/>
          </draw:line>
          <draw:line draw:style-name="gr2" draw:text-style-name="P1" draw:layer="layout" svg:x1="8.534cm" svg:y1="4.966cm" svg:x2="8.283cm" svg:y2="4.346cm">
            <text:p/>
          </draw:line>
          <draw:line draw:style-name="gr2" draw:text-style-name="P1" draw:layer="layout" svg:x1="8.934cm" svg:y1="4.917cm" svg:x2="8.683cm" svg:y2="4.297cm">
            <text:p/>
          </draw:line>
          <draw:line draw:style-name="gr2" draw:text-style-name="P1" draw:layer="layout" svg:x1="8.929cm" svg:y1="4.886cm" svg:x2="9cm" svg:y2="4.557cm">
            <text:p/>
          </draw:line>
        </draw:g>
        <draw:connector draw:style-name="gr1" draw:text-style-name="P1" draw:layer="layout" draw:type="line" svg:x1="10.916cm" svg:y1="6.862cm" svg:x2="10.916cm" svg:y2="7.92cm" svg:d="M10916 6862v1058" svg:viewBox="0 0 1 1059">
          <text:p/>
        </draw:connector>
        <draw:frame draw:style-name="gr10" draw:text-style-name="P7" draw:layer="layout" svg:width="1.099cm" svg:height="0.925cm" svg:x="8.1cm" svg:y="3.3cm">
          <draw:text-box>
            <text:p text:style-name="P3"><text:span text:style-name="T3">v</text:span><text:span text:style-name="T4">π</text:span></text:p>
          </draw:text-box>
        </draw:frame>
        <draw:custom-shape draw:style-name="gr11" draw:text-style-name="P2" xml:id="id5" draw:id="id5" draw:layer="layout" svg:width="1.6cm" svg:height="1.7cm" svg:x="12.066cm" svg:y="5.2cm">
          <text:p/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1" draw:layer="layout" svg:x1="12.9cm" svg:y1="6.5cm" svg:x2="12.866cm" svg:y2="5.5cm">
          <text:p/>
        </draw:line>
        <draw:connector draw:style-name="gr4" draw:text-style-name="P2" draw:layer="layout" svg:x1="12.866cm" svg:y1="6.9cm" svg:x2="12.876cm" svg:y2="7.888cm" draw:start-shape="id5" draw:start-glue-point="6" svg:d="M12866 6900v745h10v243" svg:viewBox="0 0 11 989">
          <text:p/>
        </draw:connector>
        <draw:frame draw:style-name="gr13" draw:text-style-name="P5" draw:layer="layout" svg:width="1.002cm" svg:height="0.924cm" svg:x="13.866cm" svg:y="4.9cm">
          <draw:text-box>
            <text:p><text:span text:style-name="T7">r</text:span><text:span text:style-name="T8">o</text:span></text:p>
          </draw:text-box>
        </draw:frame>
        <draw:frame draw:style-name="gr14" draw:text-style-name="P8" draw:layer="layout" svg:width="0.955cm" svg:height="3.723cm" svg:x="6.4cm" svg:y="4.6cm">
          <draw:text-box>
            <text:p><text:span text:style-name="T6">+</text:span></text:p>
            <text:p><text:span text:style-name="T6"/></text:p>
            <text:p><text:span text:style-name="T6">_</text:span></text:p>
            <text:p><text:span text:style-name="T6"/></text:p>
          </draw:text-box>
        </draw:frame>
        <draw:connector draw:style-name="gr4" draw:text-style-name="P2" xml:id="id6" draw:id="id6" draw:layer="layout" svg:x1="8.964cm" svg:y1="4.615cm" svg:x2="13.496cm" svg:y2="4.613cm" svg:d="M8964 4615h2266v-2h2266" svg:viewBox="0 0 4533 3">
          <text:p/>
        </draw:connector>
        <draw:g>
          <draw:line draw:style-name="gr2" draw:text-style-name="P1" draw:layer="layout" svg:x1="10.887cm" svg:y1="6.907cm" svg:x2="10.566cm" svg:y2="6.807cm">
            <text:p/>
          </draw:line>
          <draw:line draw:style-name="gr2" draw:text-style-name="P1" draw:layer="layout" svg:x1="11.208cm" svg:y1="6.619cm" svg:x2="10.567cm" svg:y2="6.808cm">
            <text:p/>
          </draw:line>
          <draw:line draw:style-name="gr2" draw:text-style-name="P1" draw:layer="layout" svg:x1="11.233cm" svg:y1="6.228cm" svg:x2="10.58cm" svg:y2="6.019cm">
            <text:p/>
          </draw:line>
          <draw:line draw:style-name="gr2" draw:text-style-name="P1" draw:layer="layout" svg:x1="11.224cm" svg:y1="6.628cm" svg:x2="10.571cm" svg:y2="6.419cm">
            <text:p/>
          </draw:line>
          <draw:line draw:style-name="gr2" draw:text-style-name="P1" draw:layer="layout" svg:x1="11.229cm" svg:y1="6.221cm" svg:x2="10.588cm" svg:y2="6.41cm">
            <text:p/>
          </draw:line>
          <draw:line draw:style-name="gr2" draw:text-style-name="P1" draw:layer="layout" svg:x1="11.217cm" svg:y1="5.825cm" svg:x2="10.576cm" svg:y2="6.014cm">
            <text:p/>
          </draw:line>
          <draw:line draw:style-name="gr2" draw:text-style-name="P1" draw:layer="layout" svg:x1="11.186cm" svg:y1="5.828cm" svg:x2="10.865cm" svg:y2="5.728cm">
            <text:p/>
          </draw:line>
        </draw:g>
        <draw:connector draw:style-name="gr1" draw:text-style-name="P1" draw:layer="layout" draw:type="line" svg:x1="10.916cm" svg:y1="4.58cm" svg:x2="10.916cm" svg:y2="5.72cm" svg:d="M10916 4580v1140" svg:viewBox="0 0 1 1141">
          <text:p/>
        </draw:connector>
        <draw:frame draw:style-name="gr15" draw:text-style-name="P4" draw:layer="layout" svg:width="1.129cm" svg:height="0.924cm" svg:x="9.737cm" svg:y="5.976cm">
          <draw:text-box>
            <text:p text:style-name="P3"><text:span text:style-name="T9">R</text:span><text:span text:style-name="T4">E</text:span><text:span text:style-name="T2"> </text:span></text:p>
          </draw:text-box>
        </draw:frame>
        <draw:connector draw:style-name="gr4" draw:text-style-name="P2" xml:id="id8" draw:id="id8" draw:layer="layout" svg:x1="15.727cm" svg:y1="4.679cm" svg:x2="13.496cm" svg:y2="4.613cm" draw:end-shape="id6" draw:end-glue-point="3" svg:d="M15727 4679h-853v-66h-1378" svg:viewBox="0 0 2232 67">
          <text:p/>
        </draw:connector>
        <draw:connector draw:style-name="gr1" draw:text-style-name="P1" draw:layer="layout" draw:type="line" svg:x1="12.851cm" svg:y1="4.594cm" svg:x2="12.866cm" svg:y2="5.2cm" draw:end-shape="id5" draw:end-glue-point="4" svg:d="M12851 4594l15 606" svg:viewBox="0 0 16 607">
          <text:p/>
        </draw:connector>
        <draw:custom-shape draw:style-name="gr16" draw:text-style-name="P2" draw:layer="layout" svg:width="0.17cm" svg:height="0.187cm" svg:x="15.666cm" svg:y="4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4" draw:id="id4" draw:layer="layout" svg:width="0.17cm" svg:height="0.152cm" svg:x="15.866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17cm" svg:height="0.152cm" svg:x="6.83cm" svg:y="4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17cm" svg:height="0.152cm" svg:x="6.83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line-skew="-1.386cm 0.812cm" svg:x1="14.832cm" svg:y1="5.621cm" svg:x2="14.874cm" svg:y2="4.646cm" draw:start-shape="id7" draw:start-glue-point="0" draw:end-shape="id8" draw:end-glue-point="0" svg:d="M14832 5621h34v-721h8v-254" svg:viewBox="0 0 43 9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19:41:23.800010842</meta:creation-date>
    <dc:date>2021-05-23T23:19:28.936348838</dc:date>
    <meta:editing-duration>PT1H30M51S</meta:editing-duration>
    <meta:editing-cycles>20</meta:editing-cycles>
    <meta:generator>LibreOffice/7.0.5.2$Linux_X86_64 LibreOffice_project/00$Build-2</meta:generator>
    <meta:document-statistic meta:object-count="54"/>
  </office:meta>
</office:document-meta>
</file>